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" style:family="graphic" style:parent-style-name="objectwithoutfill">
      <style:graphic-properties svg:stroke-color="#000000" draw:marker-start="Arrow" draw:marker-start-width="0.305cm" draw:marker-end="" draw:fill="solid" draw:textarea-vertical-align="middle"/>
    </style:style>
    <style:style style:name="gr3" style:family="graphic" style:parent-style-name="objectwithoutfill">
      <style:graphic-properties svg:stroke-color="#000000" draw:marker-start="Arrow" draw:marker-start-width="0.305cm" draw:marker-end="Arrow" draw:marker-end-width="0.305cm" draw:fill="solid" draw:textarea-vertical-align="middle"/>
    </style:style>
    <style:style style:name="gr4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gr5" style:family="graphic" style:parent-style-name="objectwithoutfill">
      <style:graphic-properties svg:stroke-color="#000000" draw:fill="solid" draw:textarea-vertical-align="middle"/>
    </style:style>
    <style:style style:name="gr6" style:family="graphic" style:parent-style-name="objectwithoutfill">
      <style:graphic-properties svg:stroke-color="#000000" draw:marker-end="Arrow" draw:marker-end-width="0.305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99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8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63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062cm"/>
      <style:paragraph-properties style:writing-mode="lr-tb"/>
    </style:style>
    <style:style style:name="gr11" style:family="graphic" style:parent-style-name="objectwithoutfill">
      <style:graphic-properties draw:stroke="dash" draw:stroke-dash="Long_20_Dot" svg:stroke-color="#000000" draw:fill="solid" draw:textarea-vertical-align="middle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 fo:min-height="1.736cm" fo:min-width="6.202cm" fo:wrap-option="no-wrap"/>
      <style:paragraph-properties style:writing-mode="lr-tb"/>
    </style:style>
    <style:style style:name="gr13" style:family="graphic" style:parent-style-name="standard">
      <style:graphic-properties svg:stroke-color="#000000" draw:textarea-horizontal-align="justify" draw:textarea-vertical-align="middle" draw:auto-grow-height="false" fo:min-height="1.985cm" fo:min-width="3.66cm" fo:wrap-option="no-wrap"/>
      <style:paragraph-properties style:writing-mode="lr-tb"/>
    </style:style>
    <style:style style:name="gr14" style:family="graphic" style:parent-style-name="standard" style:list-style-name="L1">
      <style:graphic-properties svg:stroke-color="#000000" draw:textarea-horizontal-align="justify" draw:textarea-vertical-align="middle" draw:auto-grow-height="false" fo:min-height="1.861cm" fo:min-width="3.659cm" fo:wrap-option="no-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71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94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38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385cm"/>
      <style:paragraph-properties style:writing-mode="lr-tb"/>
    </style:style>
    <style:style style:name="gr19" style:family="graphic" style:parent-style-name="standard" style:list-style-name="L1">
      <style:graphic-properties svg:stroke-color="#000000" draw:textarea-horizontal-align="justify" draw:textarea-vertical-align="middle" draw:auto-grow-height="false" fo:min-height="1.861cm" fo:min-width="3.66cm" fo:wrap-option="no-wrap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1" style:family="graphic" style:parent-style-name="standard" style:list-style-name="L1">
      <style:graphic-properties svg:stroke-color="#000000" draw:textarea-horizontal-align="justify" draw:textarea-vertical-align="middle" draw:auto-grow-height="false" fo:min-height="1.424cm" fo:min-width="3.66cm" fo:wrap-option="no-wrap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/>
      <style:paragraph-properties fo:text-align="end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style:font-name="Liberation Sans2" style:font-name-asian="Liberation Sans2" style:font-name-complex="Liberation Sans2"/>
    </style:style>
    <style:style style:name="T2" style:family="text">
      <style:text-properties style:text-position="-33% 58%" style:font-name="Liberation Sans2" style:font-name-asian="Liberation Sans2" style:font-name-complex="Liberation Sans2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09cm" svg:y1="14.186cm" svg:x2="17.891cm" svg:y2="14.31cm">
          <text:p/>
        </draw:line>
        <draw:line draw:style-name="gr1" draw:text-style-name="P1" draw:layer="layout" svg:x1="9.763cm" svg:y1="22.59cm" svg:x2="9.849cm" svg:y2="4.008cm">
          <text:p/>
        </draw:line>
        <draw:line draw:style-name="gr2" draw:text-style-name="P1" draw:layer="layout" svg:x1="9.849cm" svg:y1="19.152cm" svg:x2="7.096cm" svg:y2="22.59cm">
          <text:p/>
        </draw:line>
        <draw:line draw:style-name="gr3" draw:text-style-name="P1" draw:layer="layout" svg:x1="8.809cm" svg:y1="13.069cm" svg:x2="11.12cm" svg:y2="15.552cm">
          <text:p/>
        </draw:line>
        <draw:line draw:style-name="gr4" draw:text-style-name="P1" draw:layer="layout" svg:x1="13.984cm" svg:y1="14.311cm" svg:x2="12.135cm" svg:y2="16.545cm">
          <text:p/>
        </draw:line>
        <draw:line draw:style-name="gr4" draw:text-style-name="P1" draw:layer="layout" svg:x1="7.77cm" svg:y1="11.952cm" svg:x2="6.037cm" svg:y2="14.186cm">
          <text:p/>
        </draw:line>
        <draw:line draw:style-name="gr1" draw:text-style-name="P2" draw:layer="layout" svg:x1="7.77cm" svg:y1="11.953cm" svg:x2="9.85cm" svg:y2="9.47cm">
          <text:p/>
        </draw:line>
        <draw:line draw:style-name="gr1" draw:text-style-name="P1" draw:layer="layout" svg:x1="14.47cm" svg:y1="4.256cm" svg:x2="9.849cm" svg:y2="9.496cm">
          <text:p/>
        </draw:line>
        <draw:line draw:style-name="gr5" draw:text-style-name="P1" draw:layer="layout" svg:x1="7.77cm" svg:y1="11.952cm" svg:x2="8.925cm" svg:y2="13.193cm">
          <text:p/>
        </draw:line>
        <draw:line draw:style-name="gr5" draw:text-style-name="P1" draw:layer="layout" svg:x1="12.16cm" svg:y1="16.545cm" svg:x2="11.005cm" svg:y2="15.428cm">
          <text:p/>
        </draw:line>
        <draw:line draw:style-name="gr6" draw:text-style-name="P1" draw:layer="layout" svg:x1="12.16cm" svg:y1="16.545cm" svg:x2="9.849cm" svg:y2="19.152cm">
          <text:p/>
        </draw:line>
        <draw:frame draw:style-name="gr7" draw:text-style-name="P3" draw:layer="layout" svg:width="1.502cm" svg:height="1.241cm" svg:x="9.734cm" svg:y="18.779cm">
          <draw:text-box>
            <text:p>Q3</text:p>
          </draw:text-box>
        </draw:frame>
        <draw:frame draw:style-name="gr8" draw:text-style-name="P3" draw:layer="layout" svg:width="1.502cm" svg:height="1.034cm" svg:x="8.694cm" svg:y="8.601cm">
          <draw:text-box>
            <text:p>Q1</text:p>
          </draw:text-box>
        </draw:frame>
        <draw:frame draw:style-name="gr7" draw:text-style-name="P3" draw:layer="layout" svg:width="1.502cm" svg:height="1.241cm" svg:x="9.125cm" svg:y="14.187cm">
          <draw:text-box>
            <text:p>Q2</text:p>
          </draw:text-box>
        </draw:frame>
        <draw:frame draw:style-name="gr9" draw:text-style-name="P3" draw:layer="layout" svg:width="2.548cm" svg:height="2.889cm" svg:x="6.961cm" svg:y="14.239cm">
          <draw:text-box>
            <text:p><text:span text:style-name="T1">-βE</text:span><text:span text:style-name="T2">sat</text:span></text:p>
          </draw:text-box>
        </draw:frame>
        <draw:frame draw:style-name="gr10" draw:text-style-name="P3" draw:layer="layout" svg:width="1.964cm" svg:height="1.312cm" svg:x="11.12cm" svg:y="14.364cm">
          <draw:text-box>
            <text:p><text:span text:style-name="T1">βE</text:span><text:span text:style-name="T2">sat</text:span></text:p>
          </draw:text-box>
        </draw:frame>
        <draw:line draw:style-name="gr11" draw:text-style-name="P1" draw:layer="layout" svg:x1="7.77cm" svg:y1="11.952cm" svg:x2="7.795cm" svg:y2="14.31cm">
          <text:p/>
        </draw:line>
        <draw:line draw:style-name="gr11" draw:text-style-name="P1" draw:layer="layout" svg:x1="12.16cm" svg:y1="14.186cm" svg:x2="12.185cm" svg:y2="16.544cm">
          <text:p/>
        </draw:line>
        <draw:custom-shape draw:style-name="gr12" draw:text-style-name="P4" draw:layer="layout" svg:width="6.701cm" svg:height="1.985cm" svg:x="10.774cm" svg:y="10.339cm">
          <text:p text:style-name="P4">Linear<text:line-break/>slope=-R<text:span text:style-name="T3">2</text:span>/(R<text:span text:style-name="T3">1</text:span>R<text:span text:style-name="T3">f</text:span><text:span text:style-name="T4">)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655.684870188 41807.85498489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4" draw:layer="layout" svg:width="4.159cm" svg:height="2.234cm" svg:x="4.535cm" svg:y="18.407cm">
          <text:p text:style-name="P4">+Saturation<text:line-break/>slope=1/R<text:span text:style-name="T3">f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276.7307692308 40484.29530201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5" draw:layer="layout" svg:width="4.158cm" svg:height="2.11cm" svg:x="10.312cm" svg:y="2.27cm">
          <text:p text:style-name="P5"><text:span text:style-name="T5">- Saturation</text:span><text:span text:style-name="T5"><text:line-break/></text:span>slope=1/R<text:span text:style-name="T3">f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053.7629237798 38503.45807674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5" draw:text-style-name="P3" draw:layer="layout" svg:width="2.711cm" svg:height="1.961cm" svg:x="4.429cm" svg:y="14.081cm">
          <draw:text-box>
            <text:p><text:span text:style-name="T1">-E</text:span><text:span text:style-name="T2">sat</text:span></text:p>
          </draw:text-box>
        </draw:frame>
        <draw:frame draw:style-name="gr16" draw:text-style-name="P3" draw:layer="layout" svg:width="1.849cm" svg:height="1.197cm" svg:x="13.826cm" svg:y="14.266cm">
          <draw:text-box>
            <text:p><text:span text:style-name="T1">E</text:span><text:span text:style-name="T2">sat</text:span></text:p>
          </draw:text-box>
        </draw:frame>
        <draw:frame draw:style-name="gr17" draw:text-style-name="P3" draw:layer="layout" svg:width="3.235cm" svg:height="1.636cm" svg:x="11.12cm" svg:y="18.779cm">
          <draw:text-box>
            <text:p>-E<text:span text:style-name="T3">sat</text:span>/R<text:span text:style-name="T3">f</text:span></text:p>
          </draw:text-box>
        </draw:frame>
        <draw:frame draw:style-name="gr18" draw:text-style-name="P3" draw:layer="layout" svg:width="3.234cm" svg:height="1.635cm" svg:x="10.312cm" svg:y="8.601cm">
          <draw:text-box>
            <text:p>E<text:span text:style-name="T3">sat</text:span>/R<text:span text:style-name="T3">f</text:span></text:p>
          </draw:text-box>
        </draw:frame>
        <draw:line draw:style-name="gr11" draw:text-style-name="P1" draw:layer="layout" svg:x1="7.77cm" svg:y1="11.952cm" svg:x2="9.965cm" svg:y2="11.952cm">
          <text:p/>
        </draw:line>
        <draw:line draw:style-name="gr11" draw:text-style-name="P1" draw:layer="layout" svg:x1="9.874cm" svg:y1="16.492cm" svg:x2="12.069cm" svg:y2="16.492cm">
          <text:p/>
        </draw:line>
        <draw:custom-shape draw:style-name="gr19" draw:text-style-name="P5" draw:layer="layout" svg:width="4.159cm" svg:height="2.11cm" svg:x="4.073cm" svg:y="6.491cm">
          <text:p text:style-name="P5"><text:span text:style-name="T5"><text:s/>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964.8076923077 57033.82283278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0" draw:text-style-name="P6" draw:layer="layout" svg:width="2.504cm" svg:height="1.022cm" svg:x="4.766cm" svg:y="7.0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1" draw:text-style-name="P5" draw:layer="layout" svg:width="4.159cm" svg:height="1.673cm" svg:x="1.762cm" svg:y="16.113cm">
          <text:p text:style-name="P5"><text:span text:style-name="T5"><text:s/>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1689.0384615385 6503.225806451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0" draw:text-style-name="P6" draw:layer="layout" svg:width="2.8cm" svg:height="1.022cm" svg:x="2.518cm" svg:y="16.36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2" draw:text-style-name="P7" draw:layer="layout" svg:width="1.524cm" svg:height="1.27cm" svg:x="17.383cm" svg:y="14.316cm">
          <draw:text-box>
            <text:p>v</text:p>
          </draw:text-box>
        </draw:frame>
        <draw:frame draw:style-name="gr23" draw:text-style-name="P7" draw:layer="layout" svg:width="1.397cm" svg:height="1.651cm" svg:x="9.047cm" svg:y="3.667cm">
          <draw:text-box>
            <text:p>i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3:37:34.306700445</meta:creation-date>
    <dc:date>2022-01-07T15:01:16.780706489</dc:date>
    <meta:editing-duration>PT57M24S</meta:editing-duration>
    <meta:editing-cycles>7</meta:editing-cycles>
    <meta:generator>LibreOffice/6.4.7.2$Linux_X86_64 LibreOffice_project/40$Build-2</meta:generator>
    <meta:document-statistic meta:object-count="33"/>
  </office:meta>
</office:document-meta>
</file>

<file path=Object 1/content.xml><?xml version="1.0" encoding="utf-8"?>
<math xmlns="http://www.w3.org/1998/Math/MathML" display="block">
  <semantics>
    <mfrac>
      <mrow>
        <mrow>
          <mo fence="true" stretchy="false">(</mo>
          <mrow>
            <mrow>
              <mn>1</mn>
              <mo stretchy="false">−</mo>
              <mi mathvariant="italic">beta</mi>
            </mrow>
          </mrow>
          <mo fence="true" stretchy="false">)</mo>
        </mrow>
        <mi mathvariant="italic">Esat</mi>
      </mrow>
      <mi mathvariant="italic">Rf</mi>
    </mfrac>
    <annotation encoding="StarMath 5.0">{( 1-beta )Esat} over {Rf} </annotation>
  </semantics>
</math>
</file>

<file path=Object 2/content.xml><?xml version="1.0" encoding="utf-8"?>
<math xmlns="http://www.w3.org/1998/Math/MathML" display="block">
  <semantics>
    <mfrac>
      <mrow>
        <mrow>
          <mo stretchy="false">−</mo>
          <mrow>
            <mo fence="true" stretchy="false">(</mo>
            <mrow>
              <mrow>
                <mn>1</mn>
                <mo stretchy="false">−</mo>
                <mi mathvariant="italic">beta</mi>
              </mrow>
            </mrow>
            <mo fence="true" stretchy="false">)</mo>
          </mrow>
        </mrow>
        <mi mathvariant="italic">Esat</mi>
      </mrow>
      <mi mathvariant="italic">Rf</mi>
    </mfrac>
    <annotation encoding="StarMath 5.0">{-( 1-beta )Esat} over {Rf} </annotation>
  </semantics>
</math>
</file>